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a68b0" officeooo:paragraph-rsid="001a68b0"/>
    </style:style>
    <style:style style:name="P2" style:family="paragraph" style:parent-style-name="Text_20_body">
      <style:paragraph-properties fo:text-align="start" style:justify-single-word="false"/>
      <style:text-properties officeooo:rsid="001a68b0" officeooo:paragraph-rsid="001a68b0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a68b0" officeooo:paragraph-rsid="001a68b0"/>
    </style:style>
    <style:style style:name="P4" style:family="paragraph" style:parent-style-name="Text_20_body" style:list-style-name="L6">
      <style:paragraph-properties fo:text-align="start" style:justify-single-word="false"/>
      <style:text-properties officeooo:rsid="001a68b0" officeooo:paragraph-rsid="001a68b0"/>
    </style:style>
    <style:style style:name="P5" style:family="paragraph" style:parent-style-name="Text_20_body" style:list-style-name="L8">
      <style:paragraph-properties fo:text-align="start" style:justify-single-word="false"/>
      <style:text-properties officeooo:rsid="001a68b0" officeooo:paragraph-rsid="001a68b0"/>
    </style:style>
    <style:style style:name="P6" style:family="paragraph" style:parent-style-name="Text_20_body">
      <style:paragraph-properties fo:text-align="start" style:justify-single-word="false"/>
      <style:text-properties officeooo:paragraph-rsid="001a68b0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1a68b0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a68b0" officeooo:paragraph-rsid="001a68b0"/>
    </style:style>
    <style:style style:name="P9" style:family="paragraph" style:parent-style-name="Text_20_body" style:list-style-name="L5">
      <style:paragraph-properties fo:text-align="start" style:justify-single-word="false"/>
      <style:text-properties fo:font-style="italic" fo:font-weight="bold" officeooo:rsid="001a68b0" officeooo:paragraph-rsid="001a68b0" style:font-style-asian="italic" style:font-weight-asian="bold" style:font-style-complex="italic" style:font-weight-complex="bold"/>
    </style:style>
    <style:style style:name="P10" style:family="paragraph" style:parent-style-name="Text_20_body" style:list-style-name="L8">
      <style:paragraph-properties fo:text-align="start" style:justify-single-word="false"/>
      <style:text-properties officeooo:rsid="001b630e" officeooo:paragraph-rsid="001b630e"/>
    </style:style>
    <style:style style:name="P11" style:family="paragraph" style:parent-style-name="Text_20_body">
      <style:paragraph-properties fo:text-align="start" style:justify-single-word="false"/>
      <style:text-properties officeooo:rsid="001b630e" officeooo:paragraph-rsid="001b630e"/>
    </style:style>
    <style:style style:name="P12" style:family="paragraph" style:parent-style-name="Text_20_body">
      <style:paragraph-properties fo:text-align="start" style:justify-single-word="false"/>
      <style:text-properties fo:font-style="normal" fo:font-weight="bold" officeooo:rsid="001a68b0" officeooo:paragraph-rsid="001a68b0" style:font-style-asian="normal" style:font-weight-asian="bold" style:font-style-complex="normal" style:font-weight-complex="bold"/>
    </style:style>
    <style:style style:name="T1" style:family="text">
      <style:text-properties officeooo:rsid="001a68b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68b0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1b630e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ots et boule disco</text:h>
      <text:p text:style-name="P6"/>
      <text:p text:style-name="Text_20_body"><text:span text:style-name="T2">Description</text:span><text:span text:style-name="T4"> </text:span>: Imiter le fonctionnement d’un spots de couleur et d’une boule disco s’allumant en fonction de la musique sur un écran.</text:p>
      <text:p text:style-name="Text_20_body"/>
      <text:p text:style-name="P2"><text:span text:style-name="T2">Objectifs</text:span> : </text:p>
      <text:list text:style-name="L5">
        <text:list-item>
          <text:p text:style-name="P9">Spot</text:p>
        </text:list-item>
      </text:list>
      <text:list text:style-name="L6">
        <text:list-item>
          <text:list>
            <text:list-item>
              <text:p text:style-name="P4">générer des carrés de couleurs en écrivant des lignes de texte dans un fichier en python </text:p>
            </text:list-item>
            <text:list-item>
              <text:p text:style-name="P4"><text:span text:style-name="T8">c</text:span>onvertir ensuite ces carrés de couleur au format .jpg à l’aide de logiciels comme IrfanView, GIMP ou PhotoFiltre</text:p>
            </text:list-item>
          </text:list>
        </text:list-item>
      </text:list>
      <text:list text:style-name="L1">
        <text:list-item>
          <text:list>
            <text:list-item>
              <text:p text:style-name="P3"><text:span text:style-name="T8">à</text:span> l’aide du module PIL, essayer d’afficher une image</text:p>
            </text:list-item>
            <text:list-item>
              <text:p text:style-name="P3"><text:span text:style-name="T8">e</text:span>nfin, à l’aide de la bibliothèque tkinter, afficher ces images successivement dans un intervalle de temps court de manière à créer un spot (astuce : démultiplier la liste contenant le chemin vers les images)</text:p>
            </text:list-item>
            <text:list-item>
              <text:p text:style-name="P3">BONUS : intervalle de temps entre les images aléatoire</text:p>
            </text:list-item>
            <text:list-item>
              <text:p text:style-name="P3">BONUS : Ne pas utiliser d’images et utiliser pygame pour afficher à l’infini des couleurs</text:p>
            </text:list-item>
          </text:list>
        </text:list-item>
      </text:list>
      <text:p text:style-name="P2"/>
      <text:p text:style-name="P12"><text:s text:c="6"/>2. Boule Disco</text:p>
      <text:list text:style-name="L8">
        <text:list-item>
          <text:list>
            <text:list-item>
              <text:p text:style-name="P5">installer les modules python suivants : pyaudio, numpy, scipy, matplotlib.pyplot, pygame</text:p>
            </text:list-item>
            <text:list-item>
              <text:p text:style-name="P10">Utiliser pyaudio pour ouvrir un flux audio à partir du microphone</text:p>
            </text:list-item>
            <text:list-item>
              <text:p text:style-name="P10">mettre en place la boucle de pygame qui actualisera l’acquisition des données et l’affichage en n’oubliant pas de traiter la sortie de la boucle</text:p>
            </text:list-item>
          </text:list>
        </text:list-item>
      </text:list>
      <text:p text:style-name="P11"><text:tab/><text:span text:style-name="T7">Analyse du son</text:span></text:p>
      <text:list text:continue-numbering="true" text:style-name="L8">
        <text:list-item>
          <text:list>
            <text:list-item>
              <text:p text:style-name="P10">utiliser numpy pour convertir les données audio en un tableau de nombres</text:p>
            </text:list-item>
            <text:list-item>
              <text:p text:style-name="P10">appliquer une transformée de Fourier rapide (FFT) pour obtenir le spectre de fréquence</text:p>
            </text:list-item>
            <text:list-item>
              <text:p text:style-name="P10">identifier la fréquence dominante et l'intensité maximale dans le spectre</text:p>
            </text:list-item>
          </text:list>
        </text:list-item>
      </text:list>
      <text:p text:style-name="P11"><text:soft-page-break/><text:tab/><text:span text:style-name="T7">Affichage graphique</text:span></text:p>
      <text:list text:continue-numbering="true" text:style-name="L8">
        <text:list-item>
          <text:list>
            <text:list-item>
              <text:p text:style-name="P10">utiliser pygame pour créer une fenêtre graphique (ex: 800x800)</text:p>
            </text:list-item>
            <text:list-item>
              <text:p text:style-name="P10">déterminer la couleur et la taille du cercle (par exemple) en fonction de la fréquence et de l’intensité du son</text:p>
            </text:list-item>
          </text:list>
        </text:list-item>
      </text:list>
      <text:p text:style-name="P2"><text:span text:style-name="T5"/></text:p>
      <text:p text:style-name="P2"><text:span text:style-name="T5"/></text:p>
      <text:p text:style-name="P8">Références :</text:p>
      <text:list text:style-name="L2">
        <text:list-item>
          <text:p text:style-name="P7"><text:a xlink:type="simple" xlink:href="http://revue.sesamath.net/spip.php?article1494" text:style-name="Internet_20_link" text:visited-style-name="Visited_20_Internet_20_Link"><text:span text:style-name="T3">http://revue.sesamath.net/spip.php?article1494</text:span></text:a></text:p>
        </text:list-item>
        <text:list-item>
          <text:p text:style-name="P7"><text:a xlink:type="simple" xlink:href="https://www.carnets.info/formation/debuter_pil/" text:style-name="Internet_20_link" text:visited-style-name="Visited_20_Internet_20_Link"><text:span text:style-name="T1">https://www.carnets.info/formation/debuter_pil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50:12.571000000</meta:creation-date>
    <meta:editing-duration>P0D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24" meta:word-count="269" meta:character-count="1652" meta:non-whitespace-character-count="1414"/>
  </office:meta>
</office:document-meta>
</file>